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Valid Rows" table:style-name="ta1">
        <table:table-row>
          <table:table-cell office:value-type="string">
            <text:p>issue_master_id</text:p>
          </table:table-cell>
          <table:table-cell office:value-type="string">
            <text:p>issue_master_key</text:p>
          </table:table-cell>
          <table:table-cell office:value-type="string">
            <text:p>issue_title</text:p>
          </table:table-cell>
          <table:table-cell office:value-type="string">
            <text:p>description</text:p>
          </table:table-cell>
          <table:table-cell office:value-type="string">
            <text:p>impact</text:p>
          </table:table-cell>
          <table:table-cell office:value-type="string">
            <text:p>recommendation</text:p>
          </table:table-cell>
          <table:table-cell office:value-type="string">
            <text:p>owasp_ref_no</text:p>
          </table:table-cell>
          <table:table-cell office:value-type="string">
            <text:p>cwe_cve_ref_no</text:p>
          </table:table-cell>
          <table:table-cell office:value-type="string">
            <text:p>appl_type</text:p>
          </table:table-cell>
          <table:table-cell office:value-type="string">
            <text:p>audit_methodology_type</text:p>
          </table:table-cell>
          <table:table-cell office:value-type="string">
            <text:p>created_by_id</text:p>
          </table:table-cell>
          <table:table-cell office:value-type="string">
            <text:p>created_on</text:p>
          </table:table-cell>
          <table:table-cell office:value-type="string">
            <text:p>is_updated</text:p>
          </table:table-cell>
          <table:table-cell office:value-type="string">
            <text:p>updated_by_user</text:p>
          </table:table-cell>
          <table:table-cell office:value-type="string">
            <text:p>deleted_on</text:p>
          </table:table-cell>
          <table:table-cell office:value-type="string">
            <text:p>updated_on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VULN_001</text:p>
          </table:table-cell>
          <table:table-cell office:value-type="string">
            <text:p>SQL Injection (SQLi)</text:p>
          </table:table-cell>
          <table:table-cell office:value-type="string">
            <text:p>Description of SQL Injection (SQLi)</text:p>
          </table:table-cell>
          <table:table-cell office:value-type="string">
            <text:p>High</text:p>
          </table:table-cell>
          <table:table-cell office:value-type="string">
            <text:p>Recommendation to fix SQL Injection (SQLi)</text:p>
          </table:table-cell>
          <table:table-cell office:value-type="string">
            <text:p>OWASP-1</text:p>
          </table:table-cell>
          <table:table-cell office:value-type="string">
            <text:p>CWE-100</text:p>
          </table:table-cell>
          <table:table-cell office:value-type="string">
            <text:p>Web</text:p>
          </table:table-cell>
          <table:table-cell office:value-type="string">
            <text:p>Dynamic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VULN_002</text:p>
          </table:table-cell>
          <table:table-cell office:value-type="string">
            <text:p>Cross-Site Scripting (XSS)</text:p>
          </table:table-cell>
          <table:table-cell office:value-type="string">
            <text:p>Description of Cross-Site Scripting (XSS)</text:p>
          </table:table-cell>
          <table:table-cell office:value-type="string">
            <text:p>High</text:p>
          </table:table-cell>
          <table:table-cell office:value-type="string">
            <text:p>Recommendation to fix Cross-Site Scripting (XSS)</text:p>
          </table:table-cell>
          <table:table-cell office:value-type="string">
            <text:p>OWASP-2</text:p>
          </table:table-cell>
          <table:table-cell office:value-type="string">
            <text:p>CWE-101</text:p>
          </table:table-cell>
          <table:table-cell office:value-type="string">
            <text:p>Web</text:p>
          </table:table-cell>
          <table:table-cell office:value-type="string">
            <text:p>Dynamic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VULN_003</text:p>
          </table:table-cell>
          <table:table-cell office:value-type="string">
            <text:p>Cross-Site Request Forgery (CSRF)</text:p>
          </table:table-cell>
          <table:table-cell office:value-type="string">
            <text:p>Description of Cross-Site Request Forgery (CSRF)</text:p>
          </table:table-cell>
          <table:table-cell office:value-type="string">
            <text:p>High</text:p>
          </table:table-cell>
          <table:table-cell office:value-type="string">
            <text:p>Recommendation to fix Cross-Site Request Forgery (CSRF)</text:p>
          </table:table-cell>
          <table:table-cell office:value-type="string">
            <text:p>OWASP-3</text:p>
          </table:table-cell>
          <table:table-cell office:value-type="string">
            <text:p>CWE-102</text:p>
          </table:table-cell>
          <table:table-cell office:value-type="string">
            <text:p>Web</text:p>
          </table:table-cell>
          <table:table-cell office:value-type="string">
            <text:p>Dynamic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VULN_004</text:p>
          </table:table-cell>
          <table:table-cell office:value-type="string">
            <text:p>Broken Authentication and Session Management</text:p>
          </table:table-cell>
          <table:table-cell office:value-type="string">
            <text:p>Description of Broken Authentication and Session Management</text:p>
          </table:table-cell>
          <table:table-cell office:value-type="string">
            <text:p>High</text:p>
          </table:table-cell>
          <table:table-cell office:value-type="string">
            <text:p>Recommendation to fix Broken Authentication and Session Management</text:p>
          </table:table-cell>
          <table:table-cell office:value-type="string">
            <text:p>OWASP-4</text:p>
          </table:table-cell>
          <table:table-cell office:value-type="string">
            <text:p>CWE-103</text:p>
          </table:table-cell>
          <table:table-cell office:value-type="string">
            <text:p>Web</text:p>
          </table:table-cell>
          <table:table-cell office:value-type="string">
            <text:p>Dynamic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VULN_005</text:p>
          </table:table-cell>
          <table:table-cell office:value-type="string">
            <text:p>Insecure Direct Object References (IDOR)</text:p>
          </table:table-cell>
          <table:table-cell office:value-type="string">
            <text:p>Description of Insecure Direct Object References (IDOR)</text:p>
          </table:table-cell>
          <table:table-cell office:value-type="string">
            <text:p>High</text:p>
          </table:table-cell>
          <table:table-cell office:value-type="string">
            <text:p>Recommendation to fix Insecure Direct Object References (IDOR)</text:p>
          </table:table-cell>
          <table:table-cell office:value-type="string">
            <text:p>OWASP-5</text:p>
          </table:table-cell>
          <table:table-cell office:value-type="string">
            <text:p>CWE-104</text:p>
          </table:table-cell>
          <table:table-cell office:value-type="string">
            <text:p>Web</text:p>
          </table:table-cell>
          <table:table-cell office:value-type="string">
            <text:p>Dynamic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VULN_006</text:p>
          </table:table-cell>
          <table:table-cell office:value-type="string">
            <text:p>Security Misconfiguration</text:p>
          </table:table-cell>
          <table:table-cell office:value-type="string">
            <text:p>Description of Security Misconfiguration</text:p>
          </table:table-cell>
          <table:table-cell office:value-type="string">
            <text:p>High</text:p>
          </table:table-cell>
          <table:table-cell office:value-type="string">
            <text:p>Recommendation to fix Security Misconfiguration</text:p>
          </table:table-cell>
          <table:table-cell office:value-type="string">
            <text:p>OWASP-6</text:p>
          </table:table-cell>
          <table:table-cell office:value-type="string">
            <text:p>CWE-105</text:p>
          </table:table-cell>
          <table:table-cell office:value-type="string">
            <text:p>Web</text:p>
          </table:table-cell>
          <table:table-cell office:value-type="string">
            <text:p>Dynamic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VULN_007</text:p>
          </table:table-cell>
          <table:table-cell office:value-type="string">
            <text:p>Sensitive Data Exposure</text:p>
          </table:table-cell>
          <table:table-cell office:value-type="string">
            <text:p>Description of Sensitive Data Exposure</text:p>
          </table:table-cell>
          <table:table-cell office:value-type="string">
            <text:p>High</text:p>
          </table:table-cell>
          <table:table-cell office:value-type="string">
            <text:p>Recommendation to fix Sensitive Data Exposure</text:p>
          </table:table-cell>
          <table:table-cell office:value-type="string">
            <text:p>OWASP-7</text:p>
          </table:table-cell>
          <table:table-cell office:value-type="string">
            <text:p>CWE-106</text:p>
          </table:table-cell>
          <table:table-cell office:value-type="string">
            <text:p>Web</text:p>
          </table:table-cell>
          <table:table-cell office:value-type="string">
            <text:p>Dynamic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VULN_008</text:p>
          </table:table-cell>
          <table:table-cell office:value-type="string">
            <text:p>Using Components with Known Vulnerabilities</text:p>
          </table:table-cell>
          <table:table-cell office:value-type="string">
            <text:p>Description of Using Components with Known Vulnerabilities</text:p>
          </table:table-cell>
          <table:table-cell office:value-type="string">
            <text:p>High</text:p>
          </table:table-cell>
          <table:table-cell office:value-type="string">
            <text:p>Recommendation to fix Using Components with Known Vulnerabilities</text:p>
          </table:table-cell>
          <table:table-cell office:value-type="string">
            <text:p>OWASP-8</text:p>
          </table:table-cell>
          <table:table-cell office:value-type="string">
            <text:p>CWE-107</text:p>
          </table:table-cell>
          <table:table-cell office:value-type="string">
            <text:p>Web</text:p>
          </table:table-cell>
          <table:table-cell office:value-type="string">
            <text:p>Dynamic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VULN_009</text:p>
          </table:table-cell>
          <table:table-cell office:value-type="string">
            <text:p>Insecure Deserialization</text:p>
          </table:table-cell>
          <table:table-cell office:value-type="string">
            <text:p>Description of Insecure Deserialization</text:p>
          </table:table-cell>
          <table:table-cell office:value-type="string">
            <text:p>High</text:p>
          </table:table-cell>
          <table:table-cell office:value-type="string">
            <text:p>Recommendation to fix Insecure Deserialization</text:p>
          </table:table-cell>
          <table:table-cell office:value-type="string">
            <text:p>OWASP-9</text:p>
          </table:table-cell>
          <table:table-cell office:value-type="string">
            <text:p>CWE-108</text:p>
          </table:table-cell>
          <table:table-cell office:value-type="string">
            <text:p>Web</text:p>
          </table:table-cell>
          <table:table-cell office:value-type="string">
            <text:p>Dynamic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VULN_010</text:p>
          </table:table-cell>
          <table:table-cell office:value-type="string">
            <text:p>Insufficient Logging &amp; Monitoring</text:p>
          </table:table-cell>
          <table:table-cell office:value-type="string">
            <text:p>Description of Insufficient Logging &amp; Monitoring</text:p>
          </table:table-cell>
          <table:table-cell office:value-type="string">
            <text:p>High</text:p>
          </table:table-cell>
          <table:table-cell office:value-type="string">
            <text:p>Recommendation to fix Insufficient Logging &amp; Monitoring</text:p>
          </table:table-cell>
          <table:table-cell office:value-type="string">
            <text:p>OWASP-10</text:p>
          </table:table-cell>
          <table:table-cell office:value-type="string">
            <text:p>CWE-109</text:p>
          </table:table-cell>
          <table:table-cell office:value-type="string">
            <text:p>Web</text:p>
          </table:table-cell>
          <table:table-cell office:value-type="string">
            <text:p>Dynamic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VULN_011</text:p>
          </table:table-cell>
          <table:table-cell office:value-type="string">
            <text:p>Server-Side Request Forgery (SSRF)</text:p>
          </table:table-cell>
          <table:table-cell office:value-type="string">
            <text:p>Description of Server-Side Request Forgery (SSRF)</text:p>
          </table:table-cell>
          <table:table-cell office:value-type="string">
            <text:p>Medium</text:p>
          </table:table-cell>
          <table:table-cell office:value-type="string">
            <text:p>Recommendation to fix Server-Side Request Forgery (SSRF)</text:p>
          </table:table-cell>
          <table:table-cell office:value-type="string">
            <text:p>OWASP-1</text:p>
          </table:table-cell>
          <table:table-cell office:value-type="string">
            <text:p>CWE-110</text:p>
          </table:table-cell>
          <table:table-cell office:value-type="string">
            <text:p>Web</text:p>
          </table:table-cell>
          <table:table-cell office:value-type="string">
            <text:p>Static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VULN_012</text:p>
          </table:table-cell>
          <table:table-cell office:value-type="string">
            <text:p>XML External Entity (XXE) Injection</text:p>
          </table:table-cell>
          <table:table-cell office:value-type="string">
            <text:p>Description of XML External Entity (XXE) Injection</text:p>
          </table:table-cell>
          <table:table-cell office:value-type="string">
            <text:p>Medium</text:p>
          </table:table-cell>
          <table:table-cell office:value-type="string">
            <text:p>Recommendation to fix XML External Entity (XXE) Injection</text:p>
          </table:table-cell>
          <table:table-cell office:value-type="string">
            <text:p>OWASP-2</text:p>
          </table:table-cell>
          <table:table-cell office:value-type="string">
            <text:p>CWE-111</text:p>
          </table:table-cell>
          <table:table-cell office:value-type="string">
            <text:p>Web</text:p>
          </table:table-cell>
          <table:table-cell office:value-type="string">
            <text:p>Static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VULN_013</text:p>
          </table:table-cell>
          <table:table-cell office:value-type="string">
            <text:p>Unvalidated Redirects &amp; Forwards</text:p>
          </table:table-cell>
          <table:table-cell office:value-type="string">
            <text:p>Description of Unvalidated Redirects &amp; Forwards</text:p>
          </table:table-cell>
          <table:table-cell office:value-type="string">
            <text:p>Medium</text:p>
          </table:table-cell>
          <table:table-cell office:value-type="string">
            <text:p>Recommendation to fix Unvalidated Redirects &amp; Forwards</text:p>
          </table:table-cell>
          <table:table-cell office:value-type="string">
            <text:p>OWASP-3</text:p>
          </table:table-cell>
          <table:table-cell office:value-type="string">
            <text:p>CWE-112</text:p>
          </table:table-cell>
          <table:table-cell office:value-type="string">
            <text:p>Web</text:p>
          </table:table-cell>
          <table:table-cell office:value-type="string">
            <text:p>Static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VULN_014</text:p>
          </table:table-cell>
          <table:table-cell office:value-type="string">
            <text:p>Privilege Escalation</text:p>
          </table:table-cell>
          <table:table-cell office:value-type="string">
            <text:p>Description of Privilege Escalation</text:p>
          </table:table-cell>
          <table:table-cell office:value-type="string">
            <text:p>Medium</text:p>
          </table:table-cell>
          <table:table-cell office:value-type="string">
            <text:p>Recommendation to fix Privilege Escalation</text:p>
          </table:table-cell>
          <table:table-cell office:value-type="string">
            <text:p>OWASP-4</text:p>
          </table:table-cell>
          <table:table-cell office:value-type="string">
            <text:p>CWE-113</text:p>
          </table:table-cell>
          <table:table-cell office:value-type="string">
            <text:p>Web</text:p>
          </table:table-cell>
          <table:table-cell office:value-type="string">
            <text:p>Static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VULN_015</text:p>
          </table:table-cell>
          <table:table-cell office:value-type="string">
            <text:p>Business Logic Flaws</text:p>
          </table:table-cell>
          <table:table-cell office:value-type="string">
            <text:p>Description of Business Logic Flaws</text:p>
          </table:table-cell>
          <table:table-cell office:value-type="string">
            <text:p>Medium</text:p>
          </table:table-cell>
          <table:table-cell office:value-type="string">
            <text:p>Recommendation to fix Business Logic Flaws</text:p>
          </table:table-cell>
          <table:table-cell office:value-type="string">
            <text:p>OWASP-5</text:p>
          </table:table-cell>
          <table:table-cell office:value-type="string">
            <text:p>CWE-114</text:p>
          </table:table-cell>
          <table:table-cell office:value-type="string">
            <text:p>Web</text:p>
          </table:table-cell>
          <table:table-cell office:value-type="string">
            <text:p>Static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VULN_016</text:p>
          </table:table-cell>
          <table:table-cell office:value-type="string">
            <text:p>API Vulnerabilities</text:p>
          </table:table-cell>
          <table:table-cell office:value-type="string">
            <text:p>Description of API Vulnerabilities</text:p>
          </table:table-cell>
          <table:table-cell office:value-type="string">
            <text:p>Medium</text:p>
          </table:table-cell>
          <table:table-cell office:value-type="string">
            <text:p>Recommendation to fix API Vulnerabilities</text:p>
          </table:table-cell>
          <table:table-cell office:value-type="string">
            <text:p>OWASP-6</text:p>
          </table:table-cell>
          <table:table-cell office:value-type="string">
            <text:p>CWE-115</text:p>
          </table:table-cell>
          <table:table-cell office:value-type="string">
            <text:p>Mobile</text:p>
          </table:table-cell>
          <table:table-cell office:value-type="string">
            <text:p>Static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VULN_017</text:p>
          </table:table-cell>
          <table:table-cell office:value-type="string">
            <text:p>Inadequate Input Validation</text:p>
          </table:table-cell>
          <table:table-cell office:value-type="string">
            <text:p>Description of Inadequate Input Validation</text:p>
          </table:table-cell>
          <table:table-cell office:value-type="string">
            <text:p>Medium</text:p>
          </table:table-cell>
          <table:table-cell office:value-type="string">
            <text:p>Recommendation to fix Inadequate Input Validation</text:p>
          </table:table-cell>
          <table:table-cell office:value-type="string">
            <text:p>OWASP-7</text:p>
          </table:table-cell>
          <table:table-cell office:value-type="string">
            <text:p>CWE-116</text:p>
          </table:table-cell>
          <table:table-cell office:value-type="string">
            <text:p>Mobile</text:p>
          </table:table-cell>
          <table:table-cell office:value-type="string">
            <text:p>Static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VULN_018</text:p>
          </table:table-cell>
          <table:table-cell office:value-type="string">
            <text:p>Weak Password Policies</text:p>
          </table:table-cell>
          <table:table-cell office:value-type="string">
            <text:p>Description of Weak Password Policies</text:p>
          </table:table-cell>
          <table:table-cell office:value-type="string">
            <text:p>Medium</text:p>
          </table:table-cell>
          <table:table-cell office:value-type="string">
            <text:p>Recommendation to fix Weak Password Policies</text:p>
          </table:table-cell>
          <table:table-cell office:value-type="string">
            <text:p>OWASP-8</text:p>
          </table:table-cell>
          <table:table-cell office:value-type="string">
            <text:p>CWE-117</text:p>
          </table:table-cell>
          <table:table-cell office:value-type="string">
            <text:p>Mobile</text:p>
          </table:table-cell>
          <table:table-cell office:value-type="string">
            <text:p>Static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VULN_019</text:p>
          </table:table-cell>
          <table:table-cell office:value-type="string">
            <text:p>Unencrypted Sensitive Data at Rest</text:p>
          </table:table-cell>
          <table:table-cell office:value-type="string">
            <text:p>Description of Unencrypted Sensitive Data at Rest</text:p>
          </table:table-cell>
          <table:table-cell office:value-type="string">
            <text:p>Medium</text:p>
          </table:table-cell>
          <table:table-cell office:value-type="string">
            <text:p>Recommendation to fix Unencrypted Sensitive Data at Rest</text:p>
          </table:table-cell>
          <table:table-cell office:value-type="string">
            <text:p>OWASP-9</text:p>
          </table:table-cell>
          <table:table-cell office:value-type="string">
            <text:p>CWE-118</text:p>
          </table:table-cell>
          <table:table-cell office:value-type="string">
            <text:p>Mobile</text:p>
          </table:table-cell>
          <table:table-cell office:value-type="string">
            <text:p>Static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VULN_020</text:p>
          </table:table-cell>
          <table:table-cell office:value-type="string">
            <text:p>Improper Error Handling</text:p>
          </table:table-cell>
          <table:table-cell office:value-type="string">
            <text:p>Description of Improper Error Handling</text:p>
          </table:table-cell>
          <table:table-cell office:value-type="string">
            <text:p>Medium</text:p>
          </table:table-cell>
          <table:table-cell office:value-type="string">
            <text:p>Recommendation to fix Improper Error Handling</text:p>
          </table:table-cell>
          <table:table-cell office:value-type="string">
            <text:p>OWASP-10</text:p>
          </table:table-cell>
          <table:table-cell office:value-type="string">
            <text:p>CWE-119</text:p>
          </table:table-cell>
          <table:table-cell office:value-type="string">
            <text:p>Mobile</text:p>
          </table:table-cell>
          <table:table-cell office:value-type="string">
            <text:p>Static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VULN_021</text:p>
          </table:table-cell>
          <table:table-cell office:value-type="string">
            <text:p>Directory Traversal</text:p>
          </table:table-cell>
          <table:table-cell office:value-type="string">
            <text:p>Description of Directory Traversal</text:p>
          </table:table-cell>
          <table:table-cell office:value-type="string">
            <text:p>Low</text:p>
          </table:table-cell>
          <table:table-cell office:value-type="string">
            <text:p>Recommendation to fix Directory Traversal</text:p>
          </table:table-cell>
          <table:table-cell office:value-type="string">
            <text:p>OWASP-1</text:p>
          </table:table-cell>
          <table:table-cell office:value-type="string">
            <text:p>CWE-120</text:p>
          </table:table-cell>
          <table:table-cell office:value-type="string">
            <text:p>Mobile</text:p>
          </table:table-cell>
          <table:table-cell office:value-type="string">
            <text:p>Hybrid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VULN_022</text:p>
          </table:table-cell>
          <table:table-cell office:value-type="string">
            <text:p>Clickjacking</text:p>
          </table:table-cell>
          <table:table-cell office:value-type="string">
            <text:p>Description of Clickjacking</text:p>
          </table:table-cell>
          <table:table-cell office:value-type="string">
            <text:p>Low</text:p>
          </table:table-cell>
          <table:table-cell office:value-type="string">
            <text:p>Recommendation to fix Clickjacking</text:p>
          </table:table-cell>
          <table:table-cell office:value-type="string">
            <text:p>OWASP-2</text:p>
          </table:table-cell>
          <table:table-cell office:value-type="string">
            <text:p>CWE-121</text:p>
          </table:table-cell>
          <table:table-cell office:value-type="string">
            <text:p>Mobile</text:p>
          </table:table-cell>
          <table:table-cell office:value-type="string">
            <text:p>Hybrid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VULN_023</text:p>
          </table:table-cell>
          <table:table-cell office:value-type="string">
            <text:p>Memory Corruption (Buffer Overflows)</text:p>
          </table:table-cell>
          <table:table-cell office:value-type="string">
            <text:p>Description of Memory Corruption (Buffer Overflows)</text:p>
          </table:table-cell>
          <table:table-cell office:value-type="string">
            <text:p>Low</text:p>
          </table:table-cell>
          <table:table-cell office:value-type="string">
            <text:p>Recommendation to fix Memory Corruption (Buffer Overflows)</text:p>
          </table:table-cell>
          <table:table-cell office:value-type="string">
            <text:p>OWASP-3</text:p>
          </table:table-cell>
          <table:table-cell office:value-type="string">
            <text:p>CWE-122</text:p>
          </table:table-cell>
          <table:table-cell office:value-type="string">
            <text:p>Mobile</text:p>
          </table:table-cell>
          <table:table-cell office:value-type="string">
            <text:p>Hybrid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VULN_024</text:p>
          </table:table-cell>
          <table:table-cell office:value-type="string">
            <text:p>Race Conditions</text:p>
          </table:table-cell>
          <table:table-cell office:value-type="string">
            <text:p>Description of Race Conditions</text:p>
          </table:table-cell>
          <table:table-cell office:value-type="string">
            <text:p>Low</text:p>
          </table:table-cell>
          <table:table-cell office:value-type="string">
            <text:p>Recommendation to fix Race Conditions</text:p>
          </table:table-cell>
          <table:table-cell office:value-type="string">
            <text:p>OWASP-4</text:p>
          </table:table-cell>
          <table:table-cell office:value-type="string">
            <text:p>CWE-123</text:p>
          </table:table-cell>
          <table:table-cell office:value-type="string">
            <text:p>Mobile</text:p>
          </table:table-cell>
          <table:table-cell office:value-type="string">
            <text:p>Hybrid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VULN_025</text:p>
          </table:table-cell>
          <table:table-cell office:value-type="string">
            <text:p>Certificate &amp; TLS Misconfigurations</text:p>
          </table:table-cell>
          <table:table-cell office:value-type="string">
            <text:p>Description of Certificate &amp; TLS Misconfigurations</text:p>
          </table:table-cell>
          <table:table-cell office:value-type="string">
            <text:p>Low</text:p>
          </table:table-cell>
          <table:table-cell office:value-type="string">
            <text:p>Recommendation to fix Certificate &amp; TLS Misconfigurations</text:p>
          </table:table-cell>
          <table:table-cell office:value-type="string">
            <text:p>OWASP-5</text:p>
          </table:table-cell>
          <table:table-cell office:value-type="string">
            <text:p>CWE-124</text:p>
          </table:table-cell>
          <table:table-cell office:value-type="string">
            <text:p>Mobile</text:p>
          </table:table-cell>
          <table:table-cell office:value-type="string">
            <text:p>Hybrid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VULN_026</text:p>
          </table:table-cell>
          <table:table-cell office:value-type="string">
            <text:p>Open Redirects</text:p>
          </table:table-cell>
          <table:table-cell office:value-type="string">
            <text:p>Description of Open Redirects</text:p>
          </table:table-cell>
          <table:table-cell office:value-type="string">
            <text:p>Low</text:p>
          </table:table-cell>
          <table:table-cell office:value-type="string">
            <text:p>Recommendation to fix Open Redirects</text:p>
          </table:table-cell>
          <table:table-cell office:value-type="string">
            <text:p>OWASP-6</text:p>
          </table:table-cell>
          <table:table-cell office:value-type="string">
            <text:p>CWE-125</text:p>
          </table:table-cell>
          <table:table-cell office:value-type="string">
            <text:p>Mobile</text:p>
          </table:table-cell>
          <table:table-cell office:value-type="string">
            <text:p>Hybrid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VULN_027</text:p>
          </table:table-cell>
          <table:table-cell office:value-type="string">
            <text:p>Hard-Coded Credentials</text:p>
          </table:table-cell>
          <table:table-cell office:value-type="string">
            <text:p>Description of Hard-Coded Credentials</text:p>
          </table:table-cell>
          <table:table-cell office:value-type="string">
            <text:p>Low</text:p>
          </table:table-cell>
          <table:table-cell office:value-type="string">
            <text:p>Recommendation to fix Hard-Coded Credentials</text:p>
          </table:table-cell>
          <table:table-cell office:value-type="string">
            <text:p>OWASP-7</text:p>
          </table:table-cell>
          <table:table-cell office:value-type="string">
            <text:p>CWE-126</text:p>
          </table:table-cell>
          <table:table-cell office:value-type="string">
            <text:p>Mobile</text:p>
          </table:table-cell>
          <table:table-cell office:value-type="string">
            <text:p>Hybrid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VULN_028</text:p>
          </table:table-cell>
          <table:table-cell office:value-type="string">
            <text:p>Insufficient Session Expiration</text:p>
          </table:table-cell>
          <table:table-cell office:value-type="string">
            <text:p>Description of Insufficient Session Expiration</text:p>
          </table:table-cell>
          <table:table-cell office:value-type="string">
            <text:p>Low</text:p>
          </table:table-cell>
          <table:table-cell office:value-type="string">
            <text:p>Recommendation to fix Insufficient Session Expiration</text:p>
          </table:table-cell>
          <table:table-cell office:value-type="string">
            <text:p>OWASP-8</text:p>
          </table:table-cell>
          <table:table-cell office:value-type="string">
            <text:p>CWE-127</text:p>
          </table:table-cell>
          <table:table-cell office:value-type="string">
            <text:p>Mobile</text:p>
          </table:table-cell>
          <table:table-cell office:value-type="string">
            <text:p>Hybrid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VULN_029</text:p>
          </table:table-cell>
          <table:table-cell office:value-type="string">
            <text:p>Client-Side Security Bypass</text:p>
          </table:table-cell>
          <table:table-cell office:value-type="string">
            <text:p>Description of Client-Side Security Bypass</text:p>
          </table:table-cell>
          <table:table-cell office:value-type="string">
            <text:p>Low</text:p>
          </table:table-cell>
          <table:table-cell office:value-type="string">
            <text:p>Recommendation to fix Client-Side Security Bypass</text:p>
          </table:table-cell>
          <table:table-cell office:value-type="string">
            <text:p>OWASP-9</text:p>
          </table:table-cell>
          <table:table-cell office:value-type="string">
            <text:p>CWE-128</text:p>
          </table:table-cell>
          <table:table-cell office:value-type="string">
            <text:p>Mobile</text:p>
          </table:table-cell>
          <table:table-cell office:value-type="string">
            <text:p>Hybrid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VULN_030</text:p>
          </table:table-cell>
          <table:table-cell office:value-type="string">
            <text:p>Cloud Misconfigurations</text:p>
          </table:table-cell>
          <table:table-cell office:value-type="string">
            <text:p>Description of Cloud Misconfigurations</text:p>
          </table:table-cell>
          <table:table-cell office:value-type="string">
            <text:p>Low</text:p>
          </table:table-cell>
          <table:table-cell office:value-type="string">
            <text:p>Recommendation to fix Cloud Misconfigurations</text:p>
          </table:table-cell>
          <table:table-cell office:value-type="string">
            <text:p>OWASP-10</text:p>
          </table:table-cell>
          <table:table-cell office:value-type="string">
            <text:p>CWE-129</text:p>
          </table:table-cell>
          <table:table-cell office:value-type="string">
            <text:p>Mobile</text:p>
          </table:table-cell>
          <table:table-cell office:value-type="string">
            <text:p>Hybrid</text:p>
          </table:table-cell>
          <table:table-cell office:value-type="float" office:value="1">
            <text:p>1</text:p>
          </table:table-cell>
          <table:table-cell office:value-type="float" office:value="45785.701478703704">
            <text:p>45785.70147870370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0:19: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